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quence.higher( E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quence.com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quence.successor( E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quence.Sequence( SequenceElementComparator &lt; E &gt;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quence.lower( E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quence.predecessor( E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